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71e" officeooo:paragraph-rsid="000707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preserve scroll</text:p>
      <text:p text:style-name="P1">2. authorization by passport</text:p>
      <text:p text:style-name="P1">3. move logic from route to controller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8:54:03.575301462</meta:creation-date>
    <dc:date>2024-02-28T18:56:30.754289254</dc:date>
    <meta:editing-duration>PT2M27S</meta:editing-duration>
    <meta:editing-cycles>1</meta:editing-cycles>
    <meta:document-statistic meta:table-count="0" meta:image-count="0" meta:object-count="0" meta:page-count="1" meta:paragraph-count="3" meta:word-count="14" meta:character-count="85" meta:non-whitespace-character-count="73"/>
    <meta:generator>LibreOffice/7.3.7.2$Linux_X86_64 LibreOffice_project/30$Build-2</meta:generator>
  </office:meta>
</office:document-meta>
</file>